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29cm" style:rel-column-width="93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3.401cm" style:rel-column-width="1310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4" style:family="paragraph" style:parent-style-name="Standard">
      <style:text-properties officeooo:rsid="001d64d4"/>
    </style:style>
    <style:style style:name="P5" style:family="paragraph" style:parent-style-name="Standard">
      <style:text-properties officeooo:rsid="001d64d4" officeooo:paragraph-rsid="001d64d4"/>
    </style:style>
    <style:style style:name="P6" style:family="paragraph" style:parent-style-name="Standard">
      <style:text-properties fo:font-weight="bold" officeooo:rsid="001d64d4" style:font-weight-asian="bold" style:font-weight-complex="bold"/>
    </style:style>
    <style:style style:name="P7" style:family="paragraph" style:parent-style-name="Standard">
      <style:text-properties fo:font-weight="bold" officeooo:rsid="0021796d" officeooo:paragraph-rsid="0021796d" style:font-weight-asian="bold" style:font-weight-complex="bold"/>
    </style:style>
    <style:style style:name="P8" style:family="paragraph" style:parent-style-name="Standard">
      <style:text-properties fo:font-weight="bold" officeooo:rsid="0021796d" officeooo:paragraph-rsid="0038feda" style:font-weight-asian="bold" style:font-weight-complex="bold"/>
    </style:style>
    <style:style style:name="P9" style:family="paragraph" style:parent-style-name="Standard">
      <style:text-properties officeooo:rsid="001fe2c2" officeooo:paragraph-rsid="001fe2c2"/>
    </style:style>
    <style:style style:name="P10" style:family="paragraph" style:parent-style-name="Standard">
      <style:text-properties officeooo:rsid="0021796d" officeooo:paragraph-rsid="0021796d"/>
    </style:style>
    <style:style style:name="P1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12" style:family="paragraph" style:parent-style-name="Standard">
      <style:text-properties fo:font-size="14pt" fo:font-style="italic" fo:font-weight="normal" officeooo:rsid="0021796d" officeooo:paragraph-rsid="0021796d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text-properties fo:font-weight="normal" officeooo:rsid="0021796d" officeooo:paragraph-rsid="0021796d" style:font-weight-asian="normal" style:font-weight-complex="normal"/>
    </style:style>
    <style:style style:name="P14" style:family="paragraph" style:parent-style-name="Standard">
      <style:text-properties fo:font-variant="normal" fo:text-transform="none" fo:color="#222222" fo:letter-spacing="normal" fo:font-weight="normal" officeooo:rsid="0021796d" officeooo:paragraph-rsid="0021796d" style:font-weight-asian="normal" style:font-weight-complex="normal"/>
    </style:style>
    <style:style style:name="P15" style:family="paragraph" style:parent-style-name="Standard">
      <style:text-properties fo:font-variant="normal" fo:text-transform="none" fo:color="#222222" fo:letter-spacing="normal" fo:font-weight="normal" officeooo:rsid="0021796d" officeooo:paragraph-rsid="00498cae" style:font-weight-asian="normal" style:font-weight-complex="normal"/>
    </style:style>
    <style:style style:name="P16" style:family="paragraph" style:parent-style-name="Standard">
      <style:text-properties fo:font-variant="normal" fo:text-transform="none" fo:color="#222222" fo:letter-spacing="normal" fo:font-weight="normal" officeooo:rsid="0021796d" officeooo:paragraph-rsid="005660d9" style:font-weight-asian="normal" style:font-weight-complex="normal"/>
    </style:style>
    <style:style style:name="P17" style:family="paragraph" style:parent-style-name="Standard">
      <style:text-properties fo:font-variant="normal" fo:text-transform="none" fo:color="#222222" fo:letter-spacing="normal" fo:font-weight="normal" officeooo:rsid="00458d9d" officeooo:paragraph-rsid="00458d9d" style:font-weight-asian="normal" style:font-weight-complex="normal"/>
    </style:style>
    <style:style style:name="P18" style:family="paragraph" style:parent-style-name="Standard">
      <style:text-properties fo:font-variant="normal" fo:text-transform="none" fo:color="#222222" fo:letter-spacing="normal" fo:font-weight="normal" officeooo:rsid="00458d9d" officeooo:paragraph-rsid="00498cae" style:font-weight-asian="normal" style:font-weight-complex="normal"/>
    </style:style>
    <style:style style:name="P19" style:family="paragraph" style:parent-style-name="Standard">
      <style:text-properties fo:font-variant="normal" fo:text-transform="none" fo:color="#222222" fo:letter-spacing="normal" fo:font-weight="normal" officeooo:rsid="00458d9d" officeooo:paragraph-rsid="004ecb74" style:font-weight-asian="normal" style:font-weight-complex="normal"/>
    </style:style>
    <style:style style:name="P20" style:family="paragraph" style:parent-style-name="Table_20_Contents">
      <style:text-properties officeooo:paragraph-rsid="0055f25b"/>
    </style:style>
    <style:style style:name="P21" style:family="paragraph" style:parent-style-name="Table_20_Contents">
      <style:text-properties officeooo:paragraph-rsid="005660d9"/>
    </style:style>
    <style:style style:name="T1" style:family="text">
      <style:text-properties officeooo:rsid="00109088"/>
    </style:style>
    <style:style style:name="T2" style:family="text">
      <style:text-properties officeooo:rsid="0016f40a"/>
    </style:style>
    <style:style style:name="T3" style:family="text">
      <style:text-properties officeooo:rsid="00174a9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35937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f8cbd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екция <text:span text:style-name="T1">1</text:span></text:p>
      <text:p text:style-name="P3"><text:span text:style-name="T2">(I) Элементы теории алгоритмов</text:span></text:p>
      <text:p text:style-name="P1"/>
      <text:p text:style-name="P11">§<text:span text:style-name="T3">1. Понятие алгоритма в интуитивном смысле</text:span></text:p>
      <text:p text:style-name="P4"/>
      <text:p text:style-name="P4"><draw:frame draw:style-name="fr1" draw:name="Объект1" text:anchor-type="as-char" svg:y="-0.377cm" svg:width="2.205cm" svg:height="0.48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6">Признаки алгоритма:</text:p>
      <text:p text:style-name="P5">1) <text:span text:style-name="T4">Признак детерминизованности </text:span>(алгоритм представляет из себя предписание, определяющее входные данные так что на каждом шаге этого процесса однозначно определяется следующий шаг, а также однозначно определены условия прекращения процесса)</text:p>
      <text:p text:style-name="P9">2) <text:span text:style-name="T4">Признак массовости</text:span> (имеет единственные действия для разных входных данных)</text:p>
      <text:p text:style-name="P10">3) <text:span text:style-name="T4">Признак результативности</text:span> (через конечное число шагов завершается с выдачей некоторого результата)</text:p>
      <text:p text:style-name="P10"/>
      <text:p text:style-name="P7">Конструктивный объект</text:p>
      <text:p text:style-name="P7"/>
      <text:p text:style-name="P7"><draw:frame draw:style-name="fr1" draw:name="Объект2" text:anchor-type="as-char" svg:y="-0.439cm" svg:width="3.903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><draw:frame draw:style-name="fr1" draw:name="Объект3" text:anchor-type="as-char" svg:y="-0.437cm" svg:width="2.708cm" svg:height="0.527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8"><draw:frame draw:style-name="fr1" draw:name="Объект4" text:anchor-type="as-char" svg:y="-0.386cm" svg:width="6.461cm" svg:height="0.508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7"><draw:frame draw:style-name="fr2" draw:name="Объект5" text:anchor-type="as-char" svg:y="-0.386cm" svg:width="5.256cm" svg:height="0.508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13">Вербальная <text:span text:style-name="T5">(словарная) функция: </text:span><text:span text:style-name="T5"><draw:frame draw:style-name="fr2" draw:name="Объект6" text:anchor-type="as-char" svg:y="-0.437cm" svg:width="1.977cm" svg:height="0.554cm" draw:z-index="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3"><draw:frame draw:style-name="fr2" draw:name="Объект7" text:anchor-type="as-char" svg:y="-0.437cm" svg:width="6.004cm" svg:height="0.55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3"><draw:frame draw:style-name="fr2" draw:name="Объект8" text:anchor-type="as-char" svg:y="-0.706cm" svg:width="4.36cm" svg:height="1.13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3"><draw:frame draw:style-name="fr2" draw:name="Объект9" text:anchor-type="as-char" svg:y="-0.437cm" svg:width="4.613cm" svg:height="0.52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3"/>
      <text:p text:style-name="P13">Функция <draw:frame draw:style-name="fr2" draw:name="Объект10" text:anchor-type="as-char" svg:y="-0.437cm" svg:width="1.053cm" svg:height="0.527cm" draw:z-index="9"><draw:object xlink:href="./Object 10" xlink:type="simple" xlink:show="embed" xlink:actuate="onLoad"/><draw:image xlink:href="./ObjectReplacements/Object 10" xlink:type="simple" xlink:show="embed" xlink:actuate="onLoad"/></draw:frame>называется <text:span text:style-name="T6">вычисленной в интуитивном смысле слова</text:span> если существует алгоритм <draw:frame draw:style-name="fr1" draw:name="Объект11" text:anchor-type="as-char" svg:y="-0.437cm" svg:width="2.041cm" svg:height="0.591cm" draw:z-index="10"><draw:object xlink:href="./Object 11" xlink:type="simple" xlink:show="embed" xlink:actuate="onLoad"/><draw:image xlink:href="./ObjectReplacements/Object 11" xlink:type="simple" xlink:show="embed" xlink:actuate="onLoad"/></draw:frame><text:s/>такой, что <draw:frame draw:style-name="fr1" draw:name="Объект12" text:anchor-type="as-char" svg:y="-0.437cm" svg:width="8.29cm" svg:height="0.59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3"/>
      <text:p text:style-name="P12">§<text:span text:style-name="T7">2. Машина Тьюринга</text:span></text:p>
      <text:p text:style-name="P13"/>
      <text:p text:style-name="P13">Лента с маркером начала ленты</text:p>
      <table:table table:name="Таблица1" table:style-name="Таблица1">
        <table:table-column table:style-name="Таблица1.A" table:number-columns-repeated="7"/>
        <table:table-row>
          <table:table-cell table:style-name="Таблица1.A1" office:value-type="string">
            <text:p text:style-name="Table_20_Contents">*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…………..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………….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G1" office:value-type="string">
            <text:p text:style-name="Table_20_Contents"/>
          </table:table-cell>
        </table:table-row>
      </table:table>
      <text:p text:style-name="P14">↑</text:p>
      <text:p text:style-name="P17"><text:s/>|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Table_20_Contents">Блок управления</text:p>
          </table:table-cell>
        </table:table-row>
      </table:table>
      <text:p text:style-name="P17"><draw:frame draw:style-name="fr2" draw:name="Объект13" text:anchor-type="as-char" svg:y="-0.377cm" svg:width="1.533cm" svg:height="0.53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7"/>
      <text:p text:style-name="P17"><draw:frame draw:style-name="fr2" draw:name="Объект14" text:anchor-type="as-char" svg:y="-0.917cm" svg:width="7.415cm" svg:height="2.092cm" draw:z-index="13"><draw:object xlink:href="./Object 14" xlink:type="simple" xlink:show="embed" xlink:actuate="onLoad"/><draw:image xlink:href="./ObjectReplacements/Object 14" xlink:type="simple" xlink:show="embed" xlink:actuate="onLoad"/></draw:frame><draw:frame draw:style-name="fr2" draw:name="Объект17" text:anchor-type="as-char" svg:y="-0.843cm" svg:width="2.362cm" svg:height="1.476cm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P17"/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20">*</text:p>
          </table:table-cell>
          <table:table-cell table:style-name="Таблица5.A1" office:value-type="string">
            <text:p text:style-name="P20"><draw:frame draw:style-name="fr2" draw:name="Объект22" text:anchor-type="as-char" svg:y="-0.437cm" svg:width="1.214cm" svg:height="0.527cm" draw:z-index="17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20"><draw:frame draw:style-name="fr2" draw:name="Объект23" text:anchor-type="as-char" svg:y="-0.328cm" svg:width="0.577cm" svg:height="0.349cm" draw:z-index="18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20">……….</text:p>
          </table:table-cell>
          <table:table-cell table:style-name="Таблица5.E1" office:value-type="string">
            <text:p text:style-name="Table_20_Contents"/>
          </table:table-cell>
        </table:table-row>
      </table:table>
      <text:p text:style-name="P15"><text:s text:c="4"/>↑</text:p>
      <text:p text:style-name="P18"><draw:frame draw:style-name="fr2" draw:name="Объект16" text:anchor-type="as-char" svg:y="-0.377cm" svg:width="0.563cm" svg:height="0.531cm" draw:z-index="14"><draw:object xlink:href="./Object 16" xlink:type="simple" xlink:show="embed" xlink:actuate="onLoad"/><draw:image xlink:href="./ObjectReplacements/Object 16" xlink:type="simple" xlink:show="embed" xlink:actuate="onLoad"/></draw:frame></text:p>
      <table:table table:name="Таблица3" table:style-name="Таблица3">
        <table:table-column table:style-name="Таблица3.A" table:number-columns-repeated="5"/>
        <text:soft-page-break/>
        <table:table-row>
          <table:table-cell table:style-name="Таблица3.A1" office:value-type="string">
            <text:p text:style-name="P21">*</text:p>
          </table:table-cell>
          <table:table-cell table:style-name="Таблица3.A1" office:value-type="string">
            <text:p text:style-name="P21"><draw:frame draw:style-name="fr2" draw:name="Объект24" text:anchor-type="as-char" svg:y="-0.437cm" svg:width="1.247cm" svg:height="0.527cm" draw:z-index="20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21"><draw:frame draw:style-name="fr2" draw:name="Объект18" text:anchor-type="as-char" svg:y="-0.328cm" svg:width="0.577cm" svg:height="0.349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21">……….</text:p>
          </table:table-cell>
          <table:table-cell table:style-name="Таблица3.E1" office:value-type="string">
            <text:p text:style-name="P21"/>
          </table:table-cell>
        </table:table-row>
      </table:table>
      <text:p text:style-name="P16"><text:s text:c="4"/>↑</text:p>
      <text:p text:style-name="P19"><draw:frame draw:style-name="fr2" draw:name="Объект19" text:anchor-type="as-char" svg:y="-0.377cm" svg:width="0.552cm" svg:height="0.531cm" draw:z-index="1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19"/>
      <text:p text:style-name="P19"><draw:frame draw:style-name="fr2" draw:name="Объект15" text:anchor-type="as-char" svg:y="-5.269cm" svg:width="4.69cm" svg:height="10.449cm" draw:z-index="21"><draw:object xlink:href="./Object 15" xlink:type="simple" xlink:show="embed" xlink:actuate="onLoad"/><draw:image xlink:href="./ObjectReplacements/Object 15" xlink:type="simple" xlink:show="embed" xlink:actuate="onLoad"/></draw:frame><draw:frame draw:style-name="fr2" draw:name="Объект20" text:anchor-type="as-char" svg:y="-1.014cm" svg:width="6.276cm" svg:height="1.757cm" draw:z-index="22"><draw:object xlink:href="./Object 20" xlink:type="simple" xlink:show="embed" xlink:actuate="onLoad"/><draw:image xlink:href="./ObjectReplacements/Object 20" xlink:type="simple" xlink:show="embed" xlink:actuate="onLoad"/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2:02:13.192077065</meta:creation-date>
    <meta:generator>LibreOffice/6.1.3.2$MacOSX_X86_64 LibreOffice_project/86daf60bf00efa86ad547e59e09d6bb77c699acb</meta:generator>
    <dc:date>2019-02-12T13:33:07.009103788</dc:date>
    <meta:editing-duration>PT1H8M48S</meta:editing-duration>
    <meta:editing-cycles>65</meta:editing-cycles>
    <meta:document-statistic meta:table-count="4" meta:image-count="0" meta:object-count="23" meta:page-count="2" meta:paragraph-count="41" meta:word-count="103" meta:character-count="761" meta:non-whitespace-character-count="670"/>
  </office:meta>
</office:document-meta>
</file>

<file path=Object 1/content.xml><?xml version="1.0" encoding="utf-8"?>
<math xmlns="http://www.w3.org/1998/Math/MathML" display="block">
  <semantics>
    <mrow>
      <mi>X</mi>
      <mo stretchy="false">→</mo>
      <mrow>
        <mo fence="true" stretchy="false">[</mo>
        <mrow>
          <mi>A</mi>
        </mrow>
        <mo fence="true" stretchy="false">]</mo>
      </mrow>
      <mo stretchy="false">→</mo>
      <mi>Y</mi>
    </mrow>
    <annotation encoding="StarMath 5.0">X -&gt; [A] -&gt; Y  </annotation>
  </semantics>
</math>
</file>

<file path=Object 10/content.xml><?xml version="1.0" encoding="utf-8"?>
<math xmlns="http://www.w3.org/1998/Math/MathML" display="block">
  <semantics>
    <mrow>
      <mi>f</mi>
      <mi mathvariant="normal">:</mi>
      <msup>
        <mi>V</mi>
        <mtext>*</mtext>
      </msup>
    </mrow>
    <annotation encoding="StarMath 5.0">f: V^"*"</annotation>
  </semantics>
</math>
</file>

<file path=Object 11/content.xml><?xml version="1.0" encoding="utf-8"?>
<math xmlns="http://www.w3.org/1998/Math/MathML" display="block">
  <semantics>
    <mrow>
      <msub>
        <mi>A</mi>
        <mi>f</mi>
      </msub>
      <mi mathvariant="normal">:</mi>
      <msup>
        <mi>v</mi>
        <mtext>*</mtext>
      </msup>
      <munder>
        <mo stretchy="false">→</mo>
        <mstyle mathsize="16pt">
          <mrow>
            <mtext/>
            <mo stretchy="false">⋅</mo>
            <mtext/>
          </mrow>
        </mstyle>
      </munder>
      <msup>
        <mi>V</mi>
        <mtext>*</mtext>
      </msup>
    </mrow>
    <annotation encoding="StarMath 5.0">A_f: v^"*" -&gt; csub{ size 16 {""cdot""} } V^"*"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row>
              <mi>x</mi>
              <mo stretchy="false">∈</mo>
              <msup>
                <mi>V</mi>
                <mtext>*</mtext>
              </msup>
            </mrow>
          </mrow>
        </mrow>
        <mo fence="true" stretchy="false">)</mo>
      </mrow>
      <mrow>
        <mo fence="true" stretchy="false">(</mo>
        <mrow>
          <mrow>
            <mi>!</mi>
            <msub>
              <mi>A</mi>
              <mi>f</mi>
            </msub>
            <mrow>
              <mo fence="true" stretchy="false">(</mo>
              <mrow>
                <mi>x</mi>
              </mrow>
              <mo fence="true" stretchy="false">)</mo>
            </mrow>
            <mo stretchy="false">⇔</mo>
            <mrow>
              <mi>x</mi>
              <mo stretchy="false">∈</mo>
              <mi>D</mi>
            </mrow>
            <mrow>
              <mo fence="true" stretchy="false">(</mo>
              <mrow>
                <mi>f</mi>
              </mrow>
              <mo fence="true" stretchy="false">)</mo>
            </mrow>
            <mtext>&amp;</mtext>
            <mrow>
              <mo fence="true" stretchy="false">(</mo>
              <mrow>
                <mrow>
                  <msub>
                    <mi>A</mi>
                    <mi>f</mi>
                  </msub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(forall x in V^"*")( !A_f(x) dlrarrow x in D(f) "&amp;" (A_f(x) = f(x)) )</annotation>
  </semantics>
</math>
</file>

<file path=Object 13/content.xml><?xml version="1.0" encoding="utf-8"?>
<math xmlns="http://www.w3.org/1998/Math/MathML" display="block">
  <semantics>
    <mrow>
      <mi>Q</mi>
      <mi>,</mi>
      <msub>
        <mi>q</mi>
        <mn>0,</mn>
      </msub>
      <msub>
        <mi>q</mi>
        <mi>f</mi>
      </msub>
    </mrow>
    <annotation encoding="StarMath 5.0">Q, q_0, q_f</annotation>
  </semantics>
</math>
</file>

<file path=Object 14/content.xml><?xml version="1.0" encoding="utf-8"?>
<math xmlns="http://www.w3.org/1998/Math/MathML" display="block">
  <semantics>
    <mrow>
      <munder>
        <munder>
          <mi mathvariant="italic">qa</mi>
          <mo stretchy="true">⏟</mo>
        </munder>
        <mtext>л.ч.</mtext>
      </munder>
      <mo stretchy="false">→</mo>
      <munder>
        <munder>
          <mrow>
            <mi mathvariant="italic">rb</mi>
            <mi>,</mi>
            <mrow>
              <mo fence="true" stretchy="true">{</mo>
              <mrow>
                <mtable>
                  <mtr>
                    <mtd>
                      <mi>S</mi>
                    </mtd>
                  </mtr>
                  <mtr>
                    <mtd>
                      <mi>L</mi>
                    </mtd>
                  </mtr>
                  <mtr>
                    <mtd>
                      <mi>R</mi>
                    </mtd>
                  </mtr>
                </mtable>
              </mrow>
              <mo fence="true" stretchy="true">}</mo>
            </mrow>
          </mrow>
          <mo stretchy="true">⏟</mo>
        </munder>
        <mtext>п.ч.</mtext>
      </munder>
      <mi>,</mi>
      <mtext>где</mtext>
      <mi>q</mi>
      <mi>,</mi>
      <mrow>
        <mi>r</mi>
        <mo stretchy="false">∈</mo>
        <mi>Q</mi>
      </mrow>
      <mi>;</mi>
      <mi>a</mi>
      <mi>,</mi>
      <mrow>
        <mi>b</mi>
        <mo stretchy="false">∈</mo>
        <mrow>
          <mi>V</mi>
          <mo stretchy="false">∪</mo>
          <mrow>
            <mtext>{</mtext>
            <mo stretchy="false">∗</mo>
            <mi>,</mi>
          </mrow>
        </mrow>
      </mrow>
      <mi mathvariant="normal">❑</mi>
      <mtext>}</mtext>
    </mrow>
    <annotation encoding="StarMath 5.0">{qa} underbrace {"л.ч."} -&gt; {rb, left lbrace matrix {S ## L ## R} right rbrace} underbrace {"п.ч."}, "где" q,r in Q; a,b in V union "{" *, &lt;?&gt; "}"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sub>
                <mi>q</mi>
                <mn>0</mn>
              </msub>
              <mo stretchy="false">∗</mo>
              <mo stretchy="false">→</mo>
            </mrow>
            <mrow>
              <msub>
                <mi>q</mi>
                <mn>0</mn>
              </msub>
              <mo stretchy="false">∗</mo>
              <mi>,</mi>
            </mrow>
            <mi>R</mi>
          </mrow>
        </mtd>
      </mtr>
      <mtr>
        <mtd>
          <mrow>
            <msub>
              <mi>q</mi>
              <mn>0</mn>
            </msub>
            <mi mathvariant="normal">❑</mi>
            <mo stretchy="false">→</mo>
            <msub>
              <mi>q</mi>
              <mi>f</mi>
            </msub>
            <mtext>#</mtext>
            <mi>,</mi>
            <mi>L</mi>
          </mrow>
        </mtd>
      </mtr>
      <mtr>
        <mtd>
          <mrow>
            <msub>
              <mi>q</mi>
              <mn>0</mn>
            </msub>
            <mi>a</mi>
            <mo stretchy="false">→</mo>
            <msub>
              <mi>q</mi>
              <mn>0</mn>
            </msub>
            <mi>'</mi>
            <mi>a</mi>
            <mi>,</mi>
            <mi>R</mi>
          </mrow>
        </mtd>
      </mtr>
      <mtr>
        <mtd>
          <mrow>
            <msub>
              <mi>q</mi>
              <mn>0</mn>
            </msub>
            <mi>b</mi>
            <mo stretchy="false">→</mo>
            <msub>
              <mi>q</mi>
              <mn>1</mn>
            </msub>
            <mi>b</mi>
            <mi>,</mi>
            <mi>R</mi>
          </mrow>
        </mtd>
      </mtr>
      <mtr>
        <mtd>
          <mrow>
            <msub>
              <mi>q</mi>
              <mn>0</mn>
            </msub>
            <mi>'</mi>
            <mi>a</mi>
            <mo stretchy="false">→</mo>
            <msub>
              <mi>q</mi>
              <mn>0</mn>
            </msub>
            <mi>'</mi>
            <mi>a</mi>
            <mi>,</mi>
            <mi>R</mi>
          </mrow>
        </mtd>
      </mtr>
      <mtr>
        <mtd>
          <mrow>
            <msub>
              <mi>q</mi>
              <mn>0</mn>
            </msub>
            <mi>'</mi>
            <mi>b</mi>
            <mo stretchy="false">→</mo>
            <msub>
              <mi>q</mi>
              <mn>1</mn>
            </msub>
            <mi>b</mi>
            <mi>,</mi>
            <mi>R</mi>
          </mrow>
        </mtd>
      </mtr>
      <mtr>
        <mtd>
          <mrow>
            <msub>
              <mi>q</mi>
              <mn>0</mn>
            </msub>
            <mi>'</mi>
            <mi>b</mi>
            <mo stretchy="false">→</mo>
            <msub>
              <mi>q</mi>
              <mn>1</mn>
            </msub>
            <mi>b</mi>
            <mi>,</mi>
            <mi>R</mi>
          </mrow>
        </mtd>
      </mtr>
      <mtr>
        <mtd>
          <mrow>
            <msub>
              <mi>q</mi>
              <mn>1</mn>
            </msub>
            <mi>a</mi>
            <mo stretchy="false">→</mo>
            <msub>
              <mi>q</mi>
              <mn>2</mn>
            </msub>
            <mi>a</mi>
            <mi>,</mi>
            <mi>R</mi>
          </mrow>
        </mtd>
      </mtr>
      <mtr>
        <mtd>
          <mrow>
            <msub>
              <mi>q</mi>
              <mn>1</mn>
            </msub>
            <mi>b</mi>
            <mo stretchy="false">→</mo>
            <msub>
              <mi>q</mi>
              <mn>1</mn>
            </msub>
            <mi>b</mi>
            <mi>,</mi>
            <mi>R</mi>
          </mrow>
        </mtd>
      </mtr>
      <mtr>
        <mtd>
          <mrow>
            <msub>
              <mi>q</mi>
              <mn>2</mn>
            </msub>
            <mi>a</mi>
            <mo stretchy="false">→</mo>
            <msub>
              <mi>q</mi>
              <mn>0</mn>
            </msub>
            <mi>'</mi>
            <mi>a</mi>
            <mi>,</mi>
            <mi>R</mi>
          </mrow>
        </mtd>
      </mtr>
      <mtr>
        <mtd>
          <mrow>
            <msub>
              <mi>q</mi>
              <mn>2</mn>
            </msub>
            <mi>b</mi>
            <mo stretchy="false">→</mo>
            <msub>
              <mi>q</mi>
              <mn>3</mn>
            </msub>
            <mi>b</mi>
            <mi>,</mi>
            <mi>R</mi>
          </mrow>
        </mtd>
      </mtr>
      <mtr>
        <mtd>
          <mrow>
            <msub>
              <mi>q</mi>
              <mn>3</mn>
            </msub>
            <mi>α</mi>
            <mo stretchy="false">→</mo>
            <msub>
              <mi>q</mi>
              <mn>3</mn>
            </msub>
            <mi>α</mi>
            <mi>,</mi>
            <mi>R</mi>
            <mtext>//</mtext>
            <mrow>
              <mi>α</mi>
              <mo stretchy="false">∈</mo>
              <mtext>{</mtext>
            </mrow>
            <mi>a</mi>
            <mi>,</mi>
            <mi>b</mi>
            <mtext>}</mtext>
          </mrow>
        </mtd>
      </mtr>
      <mtr>
        <mtd>
          <mrow>
            <msub>
              <mi>q</mi>
              <mn>3</mn>
            </msub>
            <mi mathvariant="normal">❑</mi>
            <mo stretchy="false">→</mo>
            <msub>
              <mi>q</mi>
              <mn>4</mn>
            </msub>
            <mi mathvariant="normal">❑</mi>
            <mi>,</mi>
            <mi>L</mi>
          </mrow>
        </mtd>
      </mtr>
      <mtr>
        <mtd>
          <mrow>
            <msub>
              <mi>q</mi>
              <mn>4</mn>
            </msub>
            <mi>α</mi>
            <mo stretchy="false">→</mo>
            <msub>
              <mi>q</mi>
              <mn>4</mn>
            </msub>
            <mi mathvariant="normal">❑</mi>
            <mi>,</mi>
            <mi>L</mi>
          </mrow>
        </mtd>
      </mtr>
      <mtr>
        <mtd>
          <mrow>
            <mrow>
              <msub>
                <mi>q</mi>
                <mn>4</mn>
              </msub>
              <mo stretchy="false">∗</mo>
              <mo stretchy="false">→</mo>
            </mrow>
            <mrow>
              <msub>
                <mi>q</mi>
                <mi>f</mi>
              </msub>
              <mo stretchy="false">∗</mo>
              <mi>,</mi>
            </mrow>
            <mi>S</mi>
          </mrow>
        </mtd>
      </mtr>
      <mtr>
        <mtd>
          <mrow>
            <msub>
              <mi>q</mi>
              <mn>0</mn>
            </msub>
            <mi>'</mi>
            <mi mathvariant="normal">❑</mi>
            <mo stretchy="false">→</mo>
            <msub>
              <mi>q</mi>
              <mn>5</mn>
            </msub>
            <mi mathvariant="normal">❑</mi>
            <mi>,</mi>
            <mi>L</mi>
          </mrow>
        </mtd>
      </mtr>
      <mtr>
        <mtd>
          <mrow>
            <msub>
              <mi>q</mi>
              <mi>i</mi>
            </msub>
            <mi mathvariant="normal">❑</mi>
            <mo stretchy="false">→</mo>
            <msub>
              <mi>q</mi>
              <mn>5</mn>
            </msub>
            <mi mathvariant="normal">❑</mi>
            <mi>,</mi>
            <mi>L</mi>
            <mtext>//</mtext>
            <mrow>
              <mi>i</mi>
              <mo stretchy="false">=</mo>
              <mn>1,2</mn>
            </mrow>
          </mrow>
        </mtd>
      </mtr>
      <mtr>
        <mtd>
          <mrow>
            <msub>
              <mi>q</mi>
              <mn>5</mn>
            </msub>
            <mi>α</mi>
            <mo stretchy="false">→</mo>
            <msub>
              <mi>q</mi>
              <mn>5</mn>
            </msub>
            <mi>α</mi>
            <mi>,</mi>
            <mi>L</mi>
          </mrow>
        </mtd>
      </mtr>
      <mtr>
        <mtd>
          <mrow>
            <mrow>
              <msub>
                <mi>q</mi>
                <mn>5</mn>
              </msub>
              <mo stretchy="false">∗</mo>
              <mo stretchy="false">→</mo>
            </mrow>
            <mrow>
              <msub>
                <mi>q</mi>
                <mi>f</mi>
              </msub>
              <mo stretchy="false">∗</mo>
              <mi>,</mi>
            </mrow>
            <mi>S</mi>
          </mrow>
        </mtd>
      </mtr>
    </mtable>
    <annotation encoding="StarMath 5.0">q_0* -&gt; q_0 *, R newline
q_0 &lt;?&gt; -&gt; q_f "#", L newline
q_0 a -&gt; q_0'a, R newline
q_0 b -&gt; q_1 b, R newline
q_0'a -&gt; q_0'a,R newline
q_0'b -&gt; q_1 b,R newline
q_0'b -&gt; q_1 b,R newline
q_1 a -&gt; q_2 a, R newline
q_1 b -&gt; q_1 b, R newline
q_2 a -&gt; q_0' a, R newline
q_2 b -&gt; q_3 b, R newline
q_3 %alpha -&gt; q_3 %alpha, R "//"%alpha in "{"a,b"}" newline
q_3 &lt;?&gt; -&gt; q_4 &lt;?&gt;, L newline
q_4 %alpha -&gt; q_4 &lt;?&gt;, L newline
q_4 * -&gt; q_f *, S newline
q_0' &lt;?&gt; -&gt; q_5 &lt;?&gt;, L newline
q_i &lt;?&gt; -&gt; q_5 &lt;?&gt;, L "//" i = 1,2 newline
q_5 %alpha -&gt; q_5 %alpha, L newline
q_5 * -&gt; q_f * , S</annotation>
  </semantics>
</math>
</file>

<file path=Object 16/content.xml><?xml version="1.0" encoding="utf-8"?>
<math xmlns="http://www.w3.org/1998/Math/MathML" display="block">
  <semantics>
    <msub>
      <mi>q</mi>
      <mn>0</mn>
    </msub>
    <annotation encoding="StarMath 5.0">q_0</annotation>
  </semantics>
</math>
</file>

<file path=Object 17/content.xml><?xml version="1.0" encoding="utf-8"?>
<math xmlns="http://www.w3.org/1998/Math/MathML" display="block">
  <semantics>
    <mtable>
      <mtr>
        <mtd>
          <mrow>
            <mi>S</mi>
            <mo stretchy="false">−</mo>
            <mtext>на месте</mtext>
          </mrow>
        </mtd>
      </mtr>
      <mtr>
        <mtd>
          <mrow>
            <mi>L</mi>
            <mo stretchy="false">−</mo>
            <mtext>влево</mtext>
          </mrow>
        </mtd>
      </mtr>
      <mtr>
        <mtd>
          <mrow>
            <mi>R</mi>
            <mo stretchy="false">−</mo>
            <mtext>вправо</mtext>
          </mrow>
        </mtd>
      </mtr>
    </mtable>
    <annotation encoding="StarMath 5.0">matrix { S - "на месте" ## L - "влево" ##  R - "вправо"}</annotation>
  </semantics>
</math>
</file>

<file path=Object 18/content.xml><?xml version="1.0" encoding="utf-8"?>
<math xmlns="http://www.w3.org/1998/Math/MathML" display="block">
  <semantics>
    <mi mathvariant="normal">❑</mi>
    <annotation encoding="StarMath 5.0">&lt;?&gt;</annotation>
  </semantics>
</math>
</file>

<file path=Object 19/content.xml><?xml version="1.0" encoding="utf-8"?>
<math xmlns="http://www.w3.org/1998/Math/MathML" display="block">
  <semantics>
    <msub>
      <mi>q</mi>
      <mi>f</mi>
    </msub>
    <annotation encoding="StarMath 5.0">q_f</annotation>
  </semantics>
</math>
</file>

<file path=Object 2/content.xml><?xml version="1.0" encoding="utf-8"?>
<math xmlns="http://www.w3.org/1998/Math/MathML" display="block">
  <semantics>
    <mrow>
      <mrow>
        <mi>V</mi>
        <mo stretchy="false">=</mo>
        <mtext>{</mtext>
      </mrow>
      <msub>
        <mi>a</mi>
        <mn>1,</mn>
      </msub>
      <mn>...</mn>
      <mi>,</mi>
      <msub>
        <mi>a</mi>
        <mi>n</mi>
      </msub>
      <mtext>}</mtext>
      <mi>,</mi>
      <mrow>
        <mi>x</mi>
        <mo stretchy="false">∈</mo>
        <msup>
          <mi>V</mi>
          <mtext>*</mtext>
        </msup>
      </mrow>
    </mrow>
    <annotation encoding="StarMath 5.0">V = "{" a_1, ..., a_n "}", x in V^"*"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λ</mi>
                    <mi>,</mi>
                    <mtext>если</mtext>
                    <mspace width="0.5em"/>
                    <mrow>
                      <mi mathvariant="italic">bab</mi>
                      <mo stretchy="false">⊆</mo>
                      <mi>x</mi>
                    </mrow>
                    <mi>,</mi>
                    <mrow>
                      <mi>x</mi>
                      <mo stretchy="false">∈</mo>
                      <mtext>{</mtext>
                    </mrow>
                    <mi>a</mi>
                    <mi>,</mi>
                    <mi>b</mi>
                    <msup>
                      <mtext>}</mtext>
                      <mtext>+</mtext>
                    </msup>
                  </mrow>
                </mtd>
              </mtr>
              <mtr>
                <mtd>
                  <mrow>
                    <mi>x</mi>
                    <mi>,</mi>
                    <mtext>если</mtext>
                    <mspace width="0.5em"/>
                    <mrow>
                      <mi mathvariant="italic">bab</mi>
                      <mo stretchy="false">⊈</mo>
                      <mi>x</mi>
                    </mrow>
                    <mi>,</mi>
                    <mrow>
                      <mi>x</mi>
                      <mo stretchy="false">∈</mo>
                      <mtext>{</mtext>
                    </mrow>
                    <mi>a</mi>
                    <mi>,</mi>
                    <mi>b</mi>
                    <msup>
                      <mtext>}</mtext>
                      <mtext>+</mtext>
                    </msup>
                  </mrow>
                </mtd>
              </mtr>
              <mtr>
                <mtd>
                  <mrow>
                    <mtext>#</mtext>
                    <mi>,</mi>
                    <mtext>если</mtext>
                    <mrow>
                      <mi>x</mi>
                      <mo stretchy="false">=</mo>
                      <mi>λ</mi>
                    </mrow>
                  </mrow>
                </mtd>
              </mtr>
            </mtable>
          </mrow>
        </mrow>
      </mrow>
    </mrow>
    <annotation encoding="StarMath 5.0">f( x ) = left lbrace matrix { %lambda, "если" `bab subseteq x, x in "{" a,b "}"^"+" ## x, "если" `bab nsubseteq x, x in "{" a,b "}"^"+" ## "#", "если" x = %lambda} right none</annotation>
  </semantics>
</math>
</file>

<file path=Object 22/content.xml><?xml version="1.0" encoding="utf-8"?>
<math xmlns="http://www.w3.org/1998/Math/MathML" display="block">
  <semantics>
    <mrow>
      <mi>x</mi>
      <mo stretchy="false">∈</mo>
      <msup>
        <mi>V</mi>
        <mtext>*</mtext>
      </msup>
    </mrow>
    <annotation encoding="StarMath 5.0">x in V^"*"</annotation>
  </semantics>
</math>
</file>

<file path=Object 23/content.xml><?xml version="1.0" encoding="utf-8"?>
<math xmlns="http://www.w3.org/1998/Math/MathML" display="block">
  <semantics>
    <mi mathvariant="normal">❑</mi>
    <annotation encoding="StarMath 5.0">&lt;?&gt;</annotation>
  </semantics>
</math>
</file>

<file path=Object 24/content.xml><?xml version="1.0" encoding="utf-8"?>
<math xmlns="http://www.w3.org/1998/Math/MathML" display="block">
  <semantics>
    <mrow>
      <mi>y</mi>
      <mo stretchy="false">∈</mo>
      <msup>
        <mi>V</mi>
        <mtext>*</mtext>
      </msup>
    </mrow>
    <annotation encoding="StarMath 5.0">y in V^"*"</annotation>
  </semantics>
</math>
</file>

<file path=Object 3/content.xml><?xml version="1.0" encoding="utf-8"?>
<math xmlns="http://www.w3.org/1998/Math/MathML" display="block">
  <semantics>
    <mrow>
      <mrow>
        <mi>X</mi>
        <mo stretchy="false">⊆</mo>
        <msup>
          <mi>V</mi>
          <mtext>*</mtext>
        </msup>
      </mrow>
      <mi>,</mi>
      <mrow>
        <mi>Y</mi>
        <mo stretchy="false">⊆</mo>
        <msup>
          <mi>W</mi>
          <mtext>*</mtext>
        </msup>
      </mrow>
    </mrow>
    <annotation encoding="StarMath 5.0">X subseteq V^"*", Y subseteq W^"*"</annotation>
  </semantics>
</math>
</file>

<file path=Object 4/content.xml><?xml version="1.0" encoding="utf-8"?>
<math xmlns="http://www.w3.org/1998/Math/MathML" display="block">
  <semantics>
    <mrow>
      <mi>A</mi>
      <mi mathvariant="normal">:</mi>
      <mi>X</mi>
      <munder>
        <mo stretchy="false">→</mo>
        <mstyle mathsize="16pt">
          <mrow>
            <mtext/>
            <mo stretchy="false">⋅</mo>
            <mtext/>
          </mrow>
        </mstyle>
      </munder>
      <mi>Y</mi>
      <mspace width="3em"/>
      <mi>!</mi>
      <mi>A</mi>
      <mrow>
        <mo fence="true" stretchy="false">(</mo>
        <mrow>
          <mi>x</mi>
        </mrow>
        <mo fence="true" stretchy="false">)</mo>
      </mrow>
      <mi>,</mi>
      <mrow>
        <mi>y</mi>
        <mo stretchy="false">=</mo>
        <mi>A</mi>
      </mrow>
      <mrow>
        <mo fence="true" stretchy="false">(</mo>
        <mrow>
          <mi>x</mi>
        </mrow>
        <mo fence="true" stretchy="false">)</mo>
      </mrow>
      <mi>;</mi>
      <mrow>
        <mo stretchy="false">¬</mo>
        <mi>!</mi>
      </mrow>
      <mi>A</mi>
      <mrow>
        <mo fence="true" stretchy="false">(</mo>
        <mrow>
          <mi>x</mi>
        </mrow>
        <mo fence="true" stretchy="false">)</mo>
      </mrow>
    </mrow>
    <annotation encoding="StarMath 5.0">A: X -&gt; csub{ size 16 {""cdot""} }  Y ``````!A( x ), y = A( x );  neg !A( x )</annotation>
  </semantics>
</math>
</file>

<file path=Object 5/content.xml><?xml version="1.0" encoding="utf-8"?>
<math xmlns="http://www.w3.org/1998/Math/MathML" display="block">
  <semantics>
    <mrow>
      <mi>A</mi>
      <mi mathvariant="normal">:</mi>
      <mi>X</mi>
      <mo stretchy="false">→</mo>
      <mi>Y</mi>
      <mo stretchy="false">⇔</mo>
      <mrow>
        <mo fence="true" stretchy="false">(</mo>
        <mrow>
          <mrow>
            <mo stretchy="false">∀</mo>
            <mrow>
              <mi>x</mi>
              <mo stretchy="false">∈</mo>
              <mi>X</mi>
            </mrow>
          </mrow>
        </mrow>
        <mo fence="true" stretchy="false">)</mo>
      </mrow>
      <mrow>
        <mo fence="true" stretchy="false">(</mo>
        <mrow>
          <mrow>
            <mi>!</mi>
            <mi>A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A: X -&gt; Y dlrarrow ( forall x in X ) ( !A(x) )</annotation>
  </semantics>
</math>
</file>

<file path=Object 6/content.xml><?xml version="1.0" encoding="utf-8"?>
<math xmlns="http://www.w3.org/1998/Math/MathML" display="block">
  <semantics>
    <mrow>
      <mi>f</mi>
      <mi mathvariant="normal">:</mi>
      <msup>
        <mi>V</mi>
        <mtext>*</mtext>
      </msup>
      <munder>
        <mo stretchy="false">→</mo>
        <mstyle mathsize="16pt">
          <mrow>
            <mtext/>
            <mo stretchy="false">⋅</mo>
            <mtext/>
          </mrow>
        </mstyle>
      </munder>
      <msup>
        <mi>W</mi>
        <mtext>*</mtext>
      </msup>
    </mrow>
    <annotation encoding="StarMath 5.0">f: V^"*" -&gt; csub{ size 16 {""cdot""} } W^"*"</annotation>
  </semantics>
</math>
</file>

<file path=Object 7/content.xml><?xml version="1.0" encoding="utf-8"?>
<math xmlns="http://www.w3.org/1998/Math/MathML" display="block">
  <semantics>
    <mrow>
      <mrow>
        <mi>x</mi>
        <mo stretchy="false">∈</mo>
        <msup>
          <mi>V</mi>
          <mtext>*</mtext>
        </msup>
      </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  <mo stretchy="false">=</mo>
        <mi mathvariant="italic">xx</mi>
      </mrow>
      <mspace width="8.5em"/>
      <mi>f</mi>
      <mi mathvariant="normal">:</mi>
      <msup>
        <mi>V</mi>
        <mtext>*</mtext>
      </msup>
      <mo stretchy="false">→</mo>
      <msup>
        <mi>V</mi>
        <mtext>*</mtext>
      </msup>
    </mrow>
    <annotation encoding="StarMath 5.0">x in V^"*" f( x ) = x^2 = xx`````````````````f: V^"*" -&gt; V^"*"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,</mn>
                    <mtext>если</mtext>
                    <mrow>
                      <mi>u</mi>
                      <mo stretchy="false">⊆</mo>
                      <mi>x</mi>
                      <mo stretchy="false">∈</mo>
                      <msup>
                        <mi>V</mi>
                        <mtext>*</mtext>
                      </msup>
                    </mrow>
                  </mrow>
                </mtd>
              </mtr>
              <mtr>
                <mtd>
                  <mrow>
                    <mn>0,</mn>
                    <mtext>иначе</mtext>
                  </mrow>
                </mtd>
              </mtr>
            </mtable>
          </mrow>
        </mrow>
      </mrow>
    </mrow>
    <annotation encoding="StarMath 5.0">g( x ) = left lbrace matrix {1, "если" u subseteq x in V^"*" ## 0, "иначе"} right  none </annotation>
  </semantics>
</math>
</file>

<file path=Object 9/content.xml><?xml version="1.0" encoding="utf-8"?>
<math xmlns="http://www.w3.org/1998/Math/MathML" display="block">
  <semantics>
    <mrow>
      <mi>g</mi>
      <mi mathvariant="normal">:</mi>
      <msup>
        <mi>V</mi>
        <mtext>*</mtext>
      </msup>
      <mo stretchy="false">→</mo>
      <msup>
        <mi>W</mi>
        <mtext>*</mtext>
      </msup>
      <mi>,</mi>
      <mtext>где</mtext>
      <mrow>
        <mi>W</mi>
        <mo stretchy="false">=</mo>
        <mtext>{</mtext>
      </mrow>
      <mn>0,1</mn>
      <mtext>}</mtext>
    </mrow>
    <annotation encoding="StarMath 5.0">g: V^"*" -&gt; W^"*", "где" W = "{"0,1"}"</annotation>
  </semantics>
</math>
</file>